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975a"/>
    </style:style>
    <style:style style:name="P2" style:family="paragraph" style:parent-style-name="Standard">
      <style:text-properties officeooo:paragraph-rsid="00143885"/>
    </style:style>
    <style:style style:name="T1" style:family="text">
      <style:text-properties officeooo:rsid="001360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123@root123:~$ touch add.c</text:p>
      <text:p text:style-name="Standard">root123@root123:~$ touch header.c</text:p>
      <text:p text:style-name="Standard">root123@root123:~$ touch hello.c</text:p>
      <text:p text:style-name="Standard">root123@root123:~$ ls</text:p>
      <text:p text:style-name="Standard">1256 <text:s/>1289 <text:s/>1.c <text:s text:c="8"/>abc <text:s text:c="3"/>des <text:s text:c="7"/>Downloads <text:s/>file2.txt <text:s/>hello.c <text:s/>ITA1255 <text:s text:c="8"/>Music <text:s text:c="4"/>snap <text:s text:c="6"/>test</text:p>
      <text:p text:style-name="Standard">1286 <text:s/>12B8 <text:s/>22251a1256 <text:s/>add.c <text:s/>Desktop <text:s text:c="3"/>file1 <text:s text:c="5"/>file.c <text:s text:c="4"/>it20 <text:s text:c="4"/>linux <text:s text:c="10"/>Pictures <text:s/>temp <text:s text:c="6"/>Videos</text:p>
      <text:p text:style-name="Standard">1288 <text:s/>12c0 <text:s/>80 <text:s text:c="9"/>a.out <text:s/>Documents <text:s/>file1.txt <text:s/>header.c <text:s text:c="2"/>ita1220 <text:s/>linux_commands <text:s/>Public <text:s text:c="3"/>Templates <text:s/>wordcount.txt</text:p>
      <text:p text:style-name="Standard"/>
      <text:p text:style-name="Standard">root123@root123:~$ cat &gt; add.c</text:p>
      <text:p text:style-name="Standard">#include &lt;stdio.h&gt;</text:p>
      <text:p text:style-name="Standard">int main(){</text:p>
      <text:p text:style-name="Standard"><text:tab/>int n1,n2,sum;</text:p>
      <text:p text:style-name="Standard"><text:tab/>printf("Enter two integers: ");</text:p>
      <text:p text:style-name="Standard"><text:tab/>scanf("%d %d",&amp;n1,&amp;n2);</text:p>
      <text:p text:style-name="Standard"><text:tab/>sum = n1 + n2;</text:p>
      <text:p text:style-name="Standard"><text:tab/>printf("Sum of two integers is: %d\n",sum); <text:s text:c="12"/></text:p>
      <text:p text:style-name="Standard">return 0;</text:p>
      <text:p text:style-name="Standard">}</text:p>
      <text:p text:style-name="Standard">^Z</text:p>
      <text:p text:style-name="Standard">[2]+ <text:s/>Stopped <text:s text:c="16"/>cat &gt; add.c</text:p>
      <text:p text:style-name="Standard">root123@root123:~$ gcc add.c</text:p>
      <text:p text:style-name="Standard">root123@root123:~$ ./a.out</text:p>
      <text:p text:style-name="Standard">Enter two integers: 2 3</text:p>
      <text:p text:style-name="Standard">Sum of two integers is: 5</text:p>
      <text:p text:style-name="Standard">root123@root123:~$ cat add.c</text:p>
      <text:p text:style-name="Standard">#include &lt;stdio.h&gt;</text:p>
      <text:p text:style-name="Standard">int main(){</text:p>
      <text:p text:style-name="Standard"><text:tab/>int n1,n2,sum;</text:p>
      <text:p text:style-name="Standard"><text:tab/>printf("Enter two integers: ");</text:p>
      <text:p text:style-name="Standard"><text:tab/>scanf("%d %d",&amp;n1,&amp;n2);</text:p>
      <text:p text:style-name="Standard"><text:tab/>sum = n1 + n2;</text:p>
      <text:p text:style-name="Standard"><text:tab/>printf("Sum of two integers is: %d\n",sum);</text:p>
      <text:p text:style-name="Standard">return 0;</text:p>
      <text:p text:style-name="Standard">}</text:p>
      <text:p text:style-name="Standard">root123@root123:~$ touch add1.c</text:p>
      <text:p text:style-name="Standard">root123@root123:~$ cat &gt; add1.c</text:p>
      <text:p text:style-name="Standard">#include &lt;stdio.h&gt;</text:p>
      <text:p text:style-name="Standard">#include "header.h"</text:p>
      <text:p text:style-name="Standard">void add(int a,int b) </text:p>
      <text:p text:style-name="Standard">{</text:p>
      <text:p text:style-name="Standard"><text:tab/>int c;</text:p>
      <text:p text:style-name="Standard"><text:tab/>c = a+b;</text:p>
      <text:p text:style-name="Standard"><text:tab/>printf("\n Addition = %d",c);</text:p>
      <text:p text:style-name="Standard">}</text:p>
      <text:p text:style-name="Standard">^Z</text:p>
      <text:p text:style-name="Standard">[3]+ <text:s/>Stopped <text:s text:c="16"/>cat &gt; add1.c</text:p>
      <text:p text:style-name="Standard">root123@root123:~$ cat add1.c</text:p>
      <text:p text:style-name="Standard">#include &lt;stdio.h&gt;</text:p>
      <text:p text:style-name="Standard">#include "header.h"</text:p>
      <text:p text:style-name="Standard"><text:soft-page-break/>void add(int a,int b)</text:p>
      <text:p text:style-name="Standard">{</text:p>
      <text:p text:style-name="Standard"><text:tab/>int c;</text:p>
      <text:p text:style-name="Standard"><text:tab/>c = a+b;</text:p>
      <text:p text:style-name="Standard"><text:tab/>printf("\n Addition = %d",c);</text:p>
      <text:p text:style-name="Standard">}</text:p>
      <text:p text:style-name="Standard">root123@root123:~$ ls</text:p>
      <text:p text:style-name="Standard">1256 <text:s/>1289 <text:s/>1.c <text:s text:c="8"/>abc <text:s text:c="4"/>a.out <text:s text:c="3"/>Documents <text:s/>file1.txt <text:s/>header.c <text:s/>ita1220 <text:s/>linux_commands <text:s/>Public <text:s/>Templates <text:s/>wordcount.txt</text:p>
      <text:p text:style-name="Standard">1286 <text:s/>12B8 <text:s/>22251a1256 <text:s/>add1.c <text:s/>des <text:s text:c="5"/>Downloads <text:s/>file2.txt <text:s/>hello.c <text:s text:c="2"/>ITA1255 <text:s/>Music <text:s text:c="10"/>snap <text:s text:c="3"/>test</text:p>
      <text:p text:style-name="Standard">1288 <text:s/>12c0 <text:s/>80 <text:s text:c="9"/>add.c <text:s text:c="2"/>Desktop <text:s/>file1 <text:s text:c="5"/>file.c <text:s text:c="4"/>it20 <text:s text:c="5"/>linux <text:s text:c="3"/>Pictures <text:s text:c="7"/>temp <text:s text:c="3"/>Videos</text:p>
      <text:p text:style-name="Standard">root123@root123:~$ touch main.c</text:p>
      <text:p text:style-name="P1"><text:a xlink:type="simple" xlink:href="mailto:root123@root123" text:style-name="Internet_20_link" text:visited-style-name="Visited_20_Internet_20_Link">root123@root123</text:a>:~$ cat &gt; main.c</text:p>
      <text:p text:style-name="Standard">root123@root123:~$ cat &gt; main.c</text:p>
      <text:p text:style-name="Standard">#include &lt;stdio.h&gt;</text:p>
      <text:p text:style-name="Standard">#include "header.h"</text:p>
      <text:p text:style-name="Standard">void main(){</text:p>
      <text:p text:style-name="Standard"><text:tab/>printf("\n I am in main.c\n");</text:p>
      <text:p text:style-name="Standard"><text:tab/>printf("\ncalling hello function");</text:p>
      <text:p text:style-name="Standard"><text:tab/>hello();</text:p>
      <text:p text:style-name="Standard"><text:tab/>printf("\ncalling add function");</text:p>
      <text:p text:style-name="Standard"><text:tab/>add(2,3);</text:p>
      <text:p text:style-name="Standard"><text:tab/>printf("\nback to main.c"); <text:s text:c="61"/></text:p>
      <text:p text:style-name="Standard">}</text:p>
      <text:p text:style-name="Standard">^Z</text:p>
      <text:p text:style-name="Standard">[5]+ <text:s/>Stopped <text:s text:c="16"/>cat &gt; main.c</text:p>
      <text:p text:style-name="Standard">root123@root123:~$ cat &gt; hello.c</text:p>
      <text:p text:style-name="Standard">#include &lt;stdio.h&gt;</text:p>
      <text:p text:style-name="Standard">#include "header.h"</text:p>
      <text:p text:style-name="Standard">void hello(){</text:p>
      <text:p text:style-name="Standard"><text:tab/>printf("\n I am hello.c\n");</text:p>
      <text:p text:style-name="Standard">}</text:p>
      <text:p text:style-name="Standard">^Z</text:p>
      <text:p text:style-name="Standard">[6]+ <text:s/>Stopped <text:s text:c="16"/>cat &gt; hello.c</text:p>
      <text:p text:style-name="Standard">root123@root123:~$ cat &gt; header.h</text:p>
      <text:p text:style-name="Standard">void hello(void);</text:p>
      <text:p text:style-name="Standard">void add ( int a , int b );</text:p>
      <text:p text:style-name="Standard">^Z</text:p>
      <text:p text:style-name="Standard">[7]+ <text:s/>Stopped <text:s text:c="16"/>cat &gt; header.h</text:p>
      <text:p text:style-name="Standard">root123@root123:~$ touch makefile</text:p>
      <text:p text:style-name="Standard">root123@root123:~$ cat &gt; <text:s/>makefile</text:p>
      <text:p text:style-name="Standard">final:</text:p>
      <text:p text:style-name="Standard"><text:tab/>gcc main.c add.c hello.c <text:s/>.0 final^Z</text:p>
      <text:p text:style-name="Standard">[8]+ <text:s/>Stopped <text:s text:c="16"/>cat &gt; makefile</text:p>
      <text:p text:style-name="Standard">root123@root123:~$ gcc main.c</text:p>
      <text:p text:style-name="Standard">/usr/bin/ld: /tmp/ccnP9I92.o: in function `main':</text:p>
      <text:p text:style-name="Standard">main.c:(.text+0x26): undefined reference to `hello'</text:p>
      <text:p text:style-name="Standard">/usr/bin/ld: main.c:(.text+0x46): undefined reference to `add'</text:p>
      <text:p text:style-name="Standard">collect2: error: ld returned 1 exit status</text:p>
      <text:p text:style-name="Standard">root123@root123:~$ cat hello.c</text:p>
      <text:p text:style-name="Standard">#include &lt;stdio.h&gt;</text:p>
      <text:p text:style-name="Standard"><text:soft-page-break/>#include "header.h"</text:p>
      <text:p text:style-name="Standard">void hello(){</text:p>
      <text:p text:style-name="Standard"><text:tab/>printf("\n I am hello.c\n");</text:p>
      <text:p text:style-name="Standard">}</text:p>
      <text:p text:style-name="Standard">root123@root123:~$ cat add1.c</text:p>
      <text:p text:style-name="Standard">#include &lt;stdio.h&gt;</text:p>
      <text:p text:style-name="Standard">#include "header.h"</text:p>
      <text:p text:style-name="Standard">void add(int a,int b)</text:p>
      <text:p text:style-name="Standard">{</text:p>
      <text:p text:style-name="Standard"><text:tab/>int c;</text:p>
      <text:p text:style-name="Standard"><text:tab/>c = a+b;</text:p>
      <text:p text:style-name="Standard"><text:tab/>printf("\n Addition = %d",c);</text:p>
      <text:p text:style-name="Standard">}</text:p>
      <text:p text:style-name="Standard">root123@root123:~$ cat header.h</text:p>
      <text:p text:style-name="Standard">void hello(void);</text:p>
      <text:p text:style-name="Standard">void add ( int a , int b );</text:p>
      <text:p text:style-name="Standard">root123@root123:~$ gcc main.c hello.c add1.c -0 <text:s/>final1</text:p>
      <text:p text:style-name="Standard">root123@root123:~$ gcc main.c hello.c add1.c -o <text:s/>final</text:p>
      <text:p text:style-name="Standard">root123@root123:~$ ./final1</text:p>
      <text:p text:style-name="Standard">bash: ./final1: No such file or directory</text:p>
      <text:p text:style-name="Standard">root123@root123:~$ ./a.out</text:p>
      <text:p text:style-name="Standard">bash: ./a.out: No such file or directory</text:p>
      <text:p text:style-name="Standard">root123@root123:~$ gcc main.c hello.c add1.c -o <text:s/>final</text:p>
      <text:p text:style-name="Standard">root123@root123:~$ ./a.out</text:p>
      <text:p text:style-name="Standard">bash: ./a.out: No such file or directory</text:p>
      <text:p text:style-name="Standard">root123@root123:~$ gcc main.c hello.c add1.c -o <text:s/>final1</text:p>
      <text:p text:style-name="Standard">root123@root123:~$ ./a.out</text:p>
      <text:p text:style-name="Standard">bash: ./a.out: No such file or directory</text:p>
      <text:p text:style-name="Standard">root123@root123:~$ gcc main.c hello.c add1.c -o <text:s/>final1</text:p>
      <text:p text:style-name="Standard">root123@root123:~$ ./final1</text:p>
      <text:p text:style-name="Standard"/>
      <text:p text:style-name="Standard"><text:s/>I am in main.c</text:p>
      <text:p text:style-name="Standard"/>
      <text:p text:style-name="Standard">calling hello function</text:p>
      <text:p text:style-name="Standard"><text:s/>I am hello.c</text:p>
      <text:p text:style-name="Standard"/>
      <text:p text:style-name="Standard">calling add function</text:p>
      <text:p text:style-name="Standard"><text:s/>Addition = 5</text:p>
      <text:p text:style-name="Standard"/>
      <text:p text:style-name="Standard">--<text:span text:style-name="T1">&gt; If we edit any of the files the edited file will only be compiled</text:span></text:p>
      <text:p text:style-name="Standard">root123@root123:~$ cat &gt; makefile</text:p>
      <text:p text:style-name="Standard">final:</text:p>
      <text:p text:style-name="Standard"><text:tab/>gcc main.c add1.c hello.c final2</text:p>
      <text:p text:style-name="Standard">^Z</text:p>
      <text:p text:style-name="P2">[12]+ <text:s/>Stopped <text:s text:c="16"/>cat &gt; makefile</text:p>
      <text:p text:style-name="P2"/>
      <text:p text:style-name="P2">root123@root123:~$ gcc main.c add1.c hello.c -o final2</text:p>
      <text:p text:style-name="Standard">root123@root123:~$ ./final2</text:p>
      <text:p text:style-name="Standard"/>
      <text:p text:style-name="Standard"><text:s/>I am in main.c</text:p>
      <text:p text:style-name="Standard"/>
      <text:p text:style-name="Standard">calling hello function</text:p>
      <text:p text:style-name="Standard"><text:soft-page-break/><text:s/>I am hello.c</text:p>
      <text:p text:style-name="Standard"/>
      <text:p text:style-name="Standard">calling add function</text:p>
      <text:p text:style-name="Standard"><text:s/>Addition = 32</text:p>
      <text:p text:style-name="Standard">back to mai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9T15:17:08.293022314</meta:creation-date>
    <dc:date>2024-08-29T16:00:02.341587691</dc:date>
    <meta:editing-duration>PT32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47" meta:word-count="547" meta:character-count="4143" meta:non-whitespace-character-count="3315"/>
  </office:meta>
</office:document-meta>
</file>